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" style:parent-style-name="Car.predefinitoparagrafo" style:family="text">
      <style:text-properties fo:font-size="14pt" style:font-size-asian="14pt" style:font-size-complex="14pt" fo:language="it" fo:country="I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" style:parent-style-name="Car.predefinitoparagrafo" style:family="text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4" style:parent-style-name="Car.predefinitoparagrafo" style:family="text">
      <style:text-properties fo:font-size="14pt" style:font-size-asian="14pt" style:font-size-complex="14pt" fo:language="it" fo:country="IT"/>
    </style:style>
    <style:style style:name="P15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1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5" style:parent-style-name="Car.predefinitoparagrafo" style:family="text">
      <style:text-properties fo:font-size="14pt" style:font-size-asian="14pt" style:font-size-complex="14pt" fo:language="it" fo:country="IT"/>
    </style:style>
    <style:style style:name="P2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7" style:parent-style-name="Standard" style:list-style-name="LFO3" style:family="paragraph"/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/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P36" style:parent-style-name="Standard" style:list-style-name="LFO3" style:family="paragraph"/>
    <style:style style:name="T37" style:parent-style-name="Car.predefinitoparagrafo" style:family="text">
      <style:text-properties fo:font-size="14pt" style:font-size-asian="14pt" style:font-size-complex="14pt" fo:language="it" fo:country="IT"/>
    </style:style>
    <style:style style:name="T38" style:parent-style-name="Car.predefinitoparagrafo" style:family="text">
      <style:text-properties fo:font-size="14pt" style:font-size-asian="14pt" style:font-size-complex="14pt" fo:language="it" fo:country="IT"/>
    </style:style>
    <style:style style:name="P3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0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T4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42" style:parent-style-name="Car.predefinitoparagrafo" style:family="text">
      <style:text-properties fo:font-size="14pt" style:font-size-asian="14pt" style:font-size-complex="14pt" fo:language="it" fo:country="IT"/>
    </style:style>
    <style:style style:name="T43" style:parent-style-name="Car.predefinitoparagrafo" style:family="text">
      <style:text-properties fo:font-size="14pt" style:font-size-asian="14pt" style:font-size-complex="14pt" fo:language="it" fo:country="IT"/>
    </style:style>
    <style:style style:name="P4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5" style:parent-style-name="Standard" style:family="paragraph"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size="14pt" style:font-size-asian="14pt" style:font-size-complex="14pt" fo:language="it" fo:country="IT"/>
    </style:style>
    <style:style style:name="P47" style:parent-style-name="Standard" style:family="paragraph">
      <style:text-properties fo:font-size="14pt" style:font-size-asian="14pt" style:font-size-complex="14pt" fo:language="it" fo:country="IT"/>
    </style:style>
    <style:style style:name="P48" style:parent-style-name="Standard" style:family="paragraph">
      <style:text-properties fo:font-size="14pt" style:font-size-asian="14pt" style:font-size-complex="14pt" fo:language="it" fo:country="IT"/>
    </style:style>
    <style:style style:name="P49" style:parent-style-name="Standard" style:family="paragraph">
      <style:text-properties fo:font-size="14pt" style:font-size-asian="14pt" style:font-size-complex="14pt" fo:language="it" fo:country="IT"/>
    </style:style>
    <style:style style:name="P50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1" style:parent-style-name="Standard" style:list-style-name="LFO5" style:family="paragraph"/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T53" style:parent-style-name="Car.predefinitoparagrafo" style:family="text">
      <style:text-properties fo:font-size="14pt" style:font-size-asian="14pt" style:font-size-complex="14pt" fo:language="it" fo:country="IT"/>
    </style:style>
    <style:style style:name="P54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5" style:parent-style-name="Standard" style:family="paragraph">
      <style:text-properties fo:font-size="14pt" style:font-size-asian="14pt" style:font-size-complex="14pt" fo:language="it" fo:country="IT"/>
    </style:style>
    <style:style style:name="P56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8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9" style:parent-style-name="Standard" style:family="paragraph">
      <style:paragraph-properties fo:text-indent="0.25in"/>
    </style:style>
    <style:style style:name="T60" style:parent-style-name="Car.predefinitoparagrafo" style:family="text">
      <style:text-properties fo:font-size="14pt" style:font-size-asian="14pt" style:font-size-complex="14pt" fo:language="it" fo:country="IT"/>
    </style:style>
    <style:style style:name="P61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6" style:family="paragraph"/>
    <style:style style:name="T64" style:parent-style-name="Car.predefinitoparagrafo" style:family="text">
      <style:text-properties fo:font-size="14pt" style:font-size-asian="14pt" style:font-size-complex="14pt" fo:language="it" fo:country="IT"/>
    </style:style>
    <style:style style:name="T65" style:parent-style-name="Car.predefinitoparagrafo" style:family="text">
      <style:text-properties fo:font-size="14pt" style:font-size-asian="14pt" style:font-size-complex="14pt" fo:language="it" fo:country="IT"/>
    </style:style>
    <style:style style:name="P66" style:parent-style-name="Standard" style:list-style-name="LFO6" style:family="paragraph"/>
    <style:style style:name="T67" style:parent-style-name="Car.predefinitoparagrafo" style:family="text">
      <style:text-properties fo:font-size="14pt" style:font-size-asian="14pt" style:font-size-complex="14pt" fo:language="it" fo:country="IT"/>
    </style:style>
    <style:style style:name="P68" style:parent-style-name="Standard" style:family="paragraph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14pt" style:font-size-asian="14pt" style:font-size-complex="14pt" fo:language="it" fo:country="IT"/>
    </style:style>
    <style:style style:name="P70" style:parent-style-name="Standard" style:list-style-name="LFO7" style:family="paragraph"/>
    <style:style style:name="T71" style:parent-style-name="Car.predefinitoparagrafo" style:family="text">
      <style:text-properties fo:font-size="14pt" style:font-size-asian="14pt" style:font-size-complex="14pt" fo:language="it" fo:country="IT"/>
    </style:style>
    <style:style style:name="T72" style:parent-style-name="Car.predefinitoparagrafo" style:family="text">
      <style:text-properties fo:font-size="14pt" style:font-size-asian="14pt" style:font-size-complex="14pt" fo:language="it" fo:country="IT"/>
    </style:style>
    <style:style style:name="P73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4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5" style:parent-style-name="Standard" style:family="paragraph">
      <style:text-properties fo:font-size="14pt" style:font-size-asian="14pt" style:font-size-complex="14pt" fo:language="it" fo:country="IT"/>
    </style:style>
    <style:style style:name="T76" style:parent-style-name="Car.predefinitoparagrafo" style:family="text">
      <style:text-properties fo:font-size="14pt" style:font-size-asian="14pt" style:font-size-complex="14pt" fo:language="it" fo:country="IT"/>
    </style:style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P78" style:parent-style-name="Standard" style:list-style-name="LFO7" style:family="paragraph"/>
    <style:style style:name="T79" style:parent-style-name="Car.predefinitoparagrafo" style:family="text">
      <style:text-properties fo:font-size="14pt" style:font-size-asian="14pt" style:font-size-complex="14pt" fo:language="it" fo:country="IT"/>
    </style:style>
    <style:style style:name="P80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81" style:parent-style-name="Standard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text-properties fo:font-size="14pt" style:font-size-asian="14pt" style:font-size-complex="14pt" fo:language="it" fo:country="IT"/>
    </style:style>
    <style:style style:name="P83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84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85" style:parent-style-name="Standard" style:family="paragraph">
      <style:text-properties fo:font-size="14pt" style:font-size-asian="14pt" style:font-size-complex="14pt" fo:language="it" fo:country="IT"/>
    </style:style>
    <style:style style:name="T86" style:parent-style-name="Car.predefinitoparagrafo" style:family="text">
      <style:text-properties fo:font-size="14pt" style:font-size-asian="14pt" style:font-size-complex="14pt" fo:language="it" fo:country="IT"/>
    </style:style>
    <style:style style:name="T87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88" style:parent-style-name="Car.predefinitoparagrafo" style:family="text">
      <style:text-properties fo:font-size="14pt" style:font-size-asian="14pt" style:font-size-complex="14pt" fo:language="it" fo:country="IT"/>
    </style:style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P90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91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92" style:parent-style-name="Standard" style:family="paragraph">
      <style:text-properties fo:font-size="14pt" style:font-size-asian="14pt" style:font-size-complex="14pt" fo:language="it" fo:country="IT"/>
    </style:style>
    <style:style style:name="T9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4" style:parent-style-name="Car.predefinitoparagrafo" style:family="text">
      <style:text-properties fo:font-size="14pt" style:font-size-asian="14pt" style:font-size-complex="14pt" fo:language="it" fo:country="IT"/>
    </style:style>
    <style:style style:name="P95" style:parent-style-name="Standard" style:list-style-name="LFO11" style:family="paragraph"/>
    <style:style style:name="T96" style:parent-style-name="Car.predefinitoparagrafo" style:family="text">
      <style:text-properties fo:font-size="14pt" style:font-size-asian="14pt" style:font-size-complex="14pt" fo:language="it" fo:country="IT"/>
    </style:style>
    <style:style style:name="P97" style:parent-style-name="Standard" style:list-style-name="LFO11" style:family="paragraph"/>
    <style:style style:name="T98" style:parent-style-name="Car.predefinitoparagrafo" style:family="text">
      <style:text-properties fo:font-size="14pt" style:font-size-asian="14pt" style:font-size-complex="14pt" fo:language="it" fo:country="IT"/>
    </style:style>
    <style:style style:name="T99" style:parent-style-name="Car.predefinitoparagrafo" style:family="text">
      <style:text-properties fo:font-size="14pt" style:font-size-asian="14pt" style:font-size-complex="14pt" fo:language="it" fo:country="IT"/>
    </style:style>
    <style:style style:name="T10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1" style:parent-style-name="Car.predefinitoparagrafo" style:family="text">
      <style:text-properties fo:font-size="14pt" style:font-size-asian="14pt" style:font-size-complex="14pt" fo:language="it" fo:country="IT"/>
    </style:style>
    <style:style style:name="P102" style:parent-style-name="Normale" style:family="paragraph">
      <style:text-properties fo:font-weight="bold" style:font-weight-asian="bold" fo:font-size="18pt" style:font-size-asian="18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</text:span></text:p>
      <text:p text:style-name="Standard"/>
      <text:p text:style-name="Standard"><text:span text:style-name="T4">Portata</text:span><text:span text:style-name="T5">: Sito web CRYPTOBET</text:span></text:p>
      <text:p text:style-name="P6"/>
      <text:p text:style-name="Standard"><text:span text:style-name="T7">Livello</text:span><text:span text:style-name="T8">: Obiettivo utente</text:span></text:p>
      <text:p text:style-name="P9"/>
      <text:p text:style-name="Standard"><text:span text:style-name="T10">Attore primario</text:span><text:span text:style-name="T11">: Cliente</text:span></text:p>
      <text:p text:style-name="P12"/>
      <text:p text:style-name="Standard"><text:span text:style-name="T13">Parti interessate o interessati</text:span><text:span text:style-name="T14">:</text:span></text:p>
      <text:list text:style-name="LFO1" text:continue-numbering="true">
        <text:list-item>
          <text:p text:style-name="P15">Il cliente vuole visualizzare il<text:s/>conto e svolgere operazioni ad esso relative. Il cliente vuole poter prelevare e versare denaro sul proprio conto. Il cliente vuole poter visualizzare la lista degli ultimi dieci movimenti o la lista delle ultime scommesse da lui giocate. <text:s text:c="3"/></text:p>
        </text:list-item>
      </text:list>
      <text:p text:style-name="P16"/>
      <text:p text:style-name="Standard"><text:span text:style-name="T17">Post-condizi</text:span><text:span text:style-name="T18">oni</text:span><text:span text:style-name="T19">:</text:span></text:p>
      <text:list text:style-name="LFO1" text:continue-numbering="true">
        <text:list-item>
          <text:p text:style-name="P20">Il cliente è riuscito ad effettuare eventuali prelievi o versamenti, i quali sono stati registrati correttamente dal sistema.</text:p>
        </text:list-item>
        <text:list-item>
          <text:p text:style-name="P21">Il cliente è riuscito ad effettuare eventuali visualizzazioni degli ultimi movimenti o delle ultime scommesse giocate.</text:p>
        </text:list-item>
      </text:list>
      <text:p text:style-name="P22"/>
      <text:p text:style-name="Standard"><text:span text:style-name="T23">Scena</text:span><text:span text:style-name="T24">rio principale di successo</text:span><text:span text:style-name="T25">:</text:span></text:p>
      <text:list text:style-name="LFO3" text:continue-numbering="true">
        <text:list-item>
          <text:p text:style-name="P26">Il cliente decide di accedere all’area riservata al suo conto.</text:p>
        </text:list-item>
        <text:list-item>
          <text:p text:style-name="P27"><text:span text:style-name="T28">Il sistema verifica che il cliente abbiamo effettuato correttamente il login.</text:span></text:p>
        </text:list-item>
        <text:list-item>
          <text:p text:style-name="P29">Il sistema mostra al cliente le operazioni disponibili da poter effettuare sul conto: prelievo, versamento, ultimi movimenti con il saldo carta e conto, ultime scommesse.</text:p>
        </text:list-item>
        <text:list-item>
          <text:p text:style-name="P30">Il cliente decide di effettuare un prelievo.</text:p>
        </text:list-item>
        <text:list-item>
          <text:p text:style-name="P31">Il sistema mostra al cliente i vari importi da prelevare disponibili.</text:p>
        </text:list-item>
        <text:list-item>
          <text:p text:style-name="P32">Il cliente sceglie l’importo da prelevare tra quelli<text:s/>proposti dal sistema.</text:p>
        </text:list-item>
        <text:list-item>
          <text:p text:style-name="P33">Il sistema verifica che sul conto del cliente sia disponibile l’importo richiesto.</text:p>
        </text:list-item>
        <text:list-item>
          <text:p text:style-name="P34"><text:span text:style-name="T35">Il sistema trasferisce il denaro richiesto dal conto del cliente alla carta a lui associata, aggiornando i due saldi consistentemente.</text:span></text:p>
        </text:list-item>
        <text:list-item>
          <text:p text:style-name="P36"><text:span text:style-name="T37">Il caso d’uso to</text:span><text:span text:style-name="T38">rna al punto 3 fin quando il cliente non termina le operazioni che desiderava svolgere.</text:span></text:p>
        </text:list-item>
        <text:list-item>
          <text:p text:style-name="P39">Il caso d’uso termina.</text:p>
        </text:list-item>
      </text:list>
      <text:p text:style-name="P40"/>
      <text:p text:style-name="Standard"><text:span text:style-name="T41">Flussi alternativi</text:span><text:span text:style-name="T42">:</text:span></text:p>
      <text:p text:style-name="Standard"><text:span text:style-name="T43">*a. Il cliente decide di abbandonare l’area riservata al suo conto.</text:span></text:p>
      <text:list text:style-name="LFO4" text:continue-numbering="true">
        <text:list-item>
          <text:p text:style-name="P44">Il sistema garantisce che eventuali prelievi o versamenti incompleti vengano completati correttamente.</text:p>
        </text:list-item>
      </text:list>
      <text:p text:style-name="P45"/>
      <text:p text:style-name="Standard"><text:span text:style-name="T46">*b cade la connessione</text:span></text:p>
      <text:p text:style-name="P47"/>
      <text:p text:style-name="P48"/>
      <text:p text:style-name="P49">2a. Il sistema riscontra che il cliente non ha effettuato il login.</text:p>
      <text:list text:style-name="LFO5" text:continue-numbering="true">
        <text:list-item>
          <text:p text:style-name="P50">Il sistema mostra al cliente un messaggio di invito ad effettuare il login o la registrazione per poter accedere.</text:p>
        </text:list-item>
        <text:list-item>
          <text:p text:style-name="P51"><text:span text:style-name="T52">I</text:span><text:span text:style-name="T53">l cliente effettua il login o la registrazione.</text:span></text:p>
        </text:list-item>
        <text:list-item>
          <text:p text:style-name="P54">Il caso d’uso riparte dal punto 2 dello scenario principale di successo.</text:p>
        </text:list-item>
      </text:list>
      <text:p text:style-name="P55">4a. Il cliente decide di effettuare un versamento.</text:p>
      <text:list text:style-name="LFO6" text:continue-numbering="true">
        <text:list-item>
          <text:p text:style-name="P56">Il sistema mostra al cliente i vari importi da versare disponibili.</text:p>
        </text:list-item>
        <text:list-item>
          <text:p text:style-name="P57">Il cliente<text:s/>sceglie l’importo che desidera versare tra quelli proposti dal sistema.</text:p>
        </text:list-item>
        <text:list-item>
          <text:p text:style-name="P58">Il sistema verifica che sulla carta associata al cliente sia disponibile l’importo richiesto.</text:p>
        </text:list-item>
      </text:list>
      <text:p text:style-name="P59"><text:span text:style-name="T60">3a. Il sistema riscontra l’assenza della disponibilità dell’importo richiesto.</text:span></text:p>
      <text:list text:style-name="LFO6" text:continue-numbering="true">
        <text:list-item>
          <text:list>
            <text:list-item>
              <text:list>
                <text:list-item>
                  <text:p text:style-name="P61">Il sistema<text:s/>mostra al cliente un messaggio di errore in cui invita il cliente a selezionare un altro importo.</text:p>
                </text:list-item>
                <text:list-item>
                  <text:p text:style-name="P62">Il caso d’uso prosegue eseguendo il punto 3 dell’alternativa ‘a’ al punto 4 dello scenario principale di successo.</text:p>
                </text:list-item>
              </text:list>
            </text:list-item>
          </text:list>
        </text:list-item>
        <text:list-item>
          <text:p text:style-name="P63"><text:span text:style-name="T64">Il sistema trasferisce il denaro richiesto<text:s/></text:span><text:span text:style-name="T65">dalla carta associata al cliente al suo conto, aggiornando i due saldi consistentemente.</text:span></text:p>
        </text:list-item>
        <text:list-item>
          <text:p text:style-name="P66"><text:span text:style-name="T67">Il caso d’uso prosegue eseguendo il punto 9 dello scenario principale di successo.</text:span></text:p>
        </text:list-item>
      </text:list>
      <text:p text:style-name="P68"/>
      <text:p text:style-name="P69">4b. Il cliente decide di visualizzare la lista degli ultimi movimenti.</text:p>
      <text:list text:style-name="LFO7" text:continue-numbering="true">
        <text:list-item>
          <text:p text:style-name="P70"><text:span text:style-name="T71">Il sistema m</text:span><text:span text:style-name="T72">ostra al cliente la lista dei suoi ultimi 10 movimenti.</text:span></text:p>
        </text:list-item>
        <text:list-item>
          <text:p text:style-name="P73">Il sistema mostra al cliente il saldo disponibile relativo al suo conto e alla sua carta personale.</text:p>
        </text:list-item>
        <text:list-item>
          <text:p text:style-name="P74">Il caso d’uso prosegue eseguendo il punto 9 dello scenario principale di successo.</text:p>
        </text:list-item>
      </text:list>
      <text:p text:style-name="P75"/>
      <text:p text:style-name="Standard"><text:span text:style-name="T76">4c. Il cliente d</text:span><text:span text:style-name="T77">ecide di visualizzare la lista delle ultime scommesse.</text:span></text:p>
      <text:list text:style-name="LFO7" text:continue-numbering="true">
        <text:list-item>
          <text:p text:style-name="P78"><text:span text:style-name="T79">Il sistema mostra al cliente la lista delle sue ultime 10 scommesse.</text:span></text:p>
        </text:list-item>
        <text:list-item>
          <text:p text:style-name="P80">Il caso d’uso prosegue eseguendo il punto 9 dello scenario principale di successo.</text:p>
        </text:list-item>
      </text:list>
      <text:p text:style-name="P81"/>
      <text:p text:style-name="P82">7a. Il sistema non trova la disponibilità sul conto del cliente.</text:p>
      <text:list text:style-name="LFO8" text:continue-numbering="true">
        <text:list-item>
          <text:p text:style-name="P83">Il sistema mostra al cliente un messaggio di errore in cui invita il cliente a selezionare un altro importo.</text:p>
        </text:list-item>
        <text:list-item>
          <text:p text:style-name="P84">Il caso d’uso prosegue eseguendo il punto 6 dello scenario principale di successo.</text:p>
        </text:list-item>
      </text:list>
      <text:p text:style-name="P85"/>
      <text:p text:style-name="Standard"><text:span text:style-name="T86">3-6a.</text:span><text:span text:style-name="T87"><text:s/></text:span><text:span text:style-name="T88">Il cliente decide di effettuare il logou</text:span><text:span text:style-name="T89">t.</text:span></text:p>
      <text:list text:style-name="LFO9" text:continue-numbering="true">
        <text:list-item>
          <text:p text:style-name="P90">Il sistema non rende più visibili i dati sensibili relativi al cliente che ha effettuato il logout.</text:p>
        </text:list-item>
        <text:list-item>
          <text:p text:style-name="P91">Il caso d’uso termina.</text:p>
        </text:list-item>
      </text:list>
      <text:p text:style-name="P92"/>
      <text:p text:style-name="Standard"><text:span text:style-name="T93">Requisiti speciali</text:span><text:span text:style-name="T94">:</text:span></text:p>
      <text:soft-page-break/>
      <text:list text:style-name="LFO11" text:continue-numbering="true">
        <text:list-item>
          <text:p text:style-name="P95"><text:span text:style-name="T96">Il sistema deve essere in grado di fornire gli ultimi 10 movimenti.</text:span></text:p>
        </text:list-item>
        <text:list-item>
          <text:p text:style-name="P97"><text:span text:style-name="T98">Il sistema deve essere in grado di fornir</text:span><text:span text:style-name="T99">e le ultime 10 scommesse.</text:span></text:p>
        </text:list-item>
      </text:list>
      <text:p text:style-name="Standard"><text:span text:style-name="T100">Frequenza di ripetizione</text:span><text:span text:style-name="T101">: Più volte al giorno.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style style:name="WW_CharLFO11LVL1" style:family="text">
      <style:text-properties style:font-name="Wingdings" fo:font-size="14pt" style:font-size-asian="14pt" style:font-size-complex="14pt"/>
    </style:style>
    <style:style style:name="WW_CharLFO11LVL2" style:family="text">
      <style:text-properties style:font-name="StarSymbol"/>
    </style:style>
    <style:style style:name="WW_CharLFO11LVL3" style:family="text">
      <style:text-properties style:font-name="StarSymbol"/>
    </style:style>
    <style:style style:name="WW_CharLFO11LVL4" style:family="text">
      <style:text-properties style:font-name="StarSymbol"/>
    </style:style>
    <style:style style:name="WW_CharLFO11LVL5" style:family="text">
      <style:text-properties style:font-name="StarSymbol"/>
    </style:style>
    <style:style style:name="WW_CharLFO11LVL6" style:family="text">
      <style:text-properties style:font-name="StarSymbol"/>
    </style:style>
    <style:style style:name="WW_CharLFO11LVL7" style:family="text">
      <style:text-properties style:font-name="StarSymbol"/>
    </style:style>
    <style:style style:name="WW_CharLFO11LVL8" style:family="text">
      <style:text-properties style:font-name="StarSymbol"/>
    </style:style>
    <style:style style:name="WW_CharLFO1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7-12-15T17:12:00Z</dc:date>
    <meta:template xlink:href="Normal" xlink:type="simple"/>
    <meta:editing-cycles>8</meta:editing-cycles>
    <meta:editing-duration>PT1560S</meta:editing-duration>
    <meta:document-statistic meta:page-count="3" meta:paragraph-count="8" meta:word-count="615" meta:character-count="4119" meta:row-count="29" meta:non-whitespace-character-count="3512"/>
  </office:meta>
</office:document-meta>
</file>